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-0.05in" fo:margin-right="0.002in" fo:margin-top="0.0402in" fo:margin-bottom="0.0402in" fo:line-height="0.25in" fo:text-align="justify" style:justify-single-word="false" fo:text-indent="0.694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2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Frame_20_contents">
      <style:paragraph-properties fo:margin-top="0.0402in" fo:margin-bottom="0.0402in" fo:line-height="0.25in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style:text-underline-style="none"/>
    </style:style>
    <style:style style:name="T5" style:family="text">
      <style:text-properties fo:text-transform="uppercase"/>
    </style:style>
    <style:style style:name="T6" style:family="text">
      <style:text-properties fo:text-transform="uppercase"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  <text:user-field-decl office:value-type="string" office:string-value="" text:name="registrationStudentNumber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6"><text:user-field-get text:name="coordinator.name"/>, Coord<text:span text:style-name="T4">inator of </text:span><text:span text:style-name="T6"><text:user-field-get text:name="administrativeOfficeName"/></text:span><text:span text:style-name="T4"> of </text:span><text:span text:style-name="T6"><text:user-field-get text:name="institutionName"/></text:span><text:span text:style-name="T4">, </text:span><text:span text:style-name="T6"><text:user-field-get text:name="universityName"/></text:span></text:p>
          <text:p text:style-name="P7">CERTIFIES that,</text:p>
          <text:p text:style-name="P8"><text:span text:style-name="T5"><text:user-field-get text:name="student.name"/></text:span> </text:p>
          <text:p text:style-name="P9">with <text:user-field-get text:name="idDocType"/> No. <text:user-field-get text:name="student.idDocumentNumber"/> </text:p>
          <text:p text:style-name="P9"><text:hidden-paragraph text:condition="ooow:parishOfBirth NEQ districtSubdivisionOfBirth"/>native of <text:user-field-get text:name="parishOfBirth"/></text:p>
          <text:p text:style-name="P9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9">and of <text:span text:style-name="T5"><text:user-field-get text:name="student.country.countryNationality"/></text:span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0"><text:s text:c="36"/></text:p>
          <text:p text:style-name="P11"><text:user-field-get text:name="coordinator.name"/></text:p>
          <text:p text:style-name="P11">Coordinator of <text:user-field-get text:name="administrativeOfficeName"/></text:p>
          <text:p text:style-name="P12"/>
          <text:p text:style-name="P12"><text:user-field-get text:name="institutionName"/>, Lisboa, on the <text:date style:data-style-name="N120" text:date-value="2014-06-05T18:52:59">5 of June, 2014</text:date></text:p>
          <text:p text:style-name="P13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23M51S</meta:editing-duration>
    <meta:editing-cycles>16</meta:editing-cycles>
    <meta:generator>LibreOffice/3.5$Linux_X86_64 LibreOffice_project/350m1$Build-2</meta:generator>
    <dc:date>2014-06-05T18:52:59</dc:date>
    <meta:document-statistic meta:table-count="1" meta:image-count="0" meta:object-count="0" meta:page-count="1" meta:paragraph-count="23" meta:word-count="54" meta:character-count="377" meta:non-whitespace-character-count="232"/>
  </office:meta>
</office:document-meta>
</file>